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54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1">
            <text:p>993.00, 988.00, 988.00, 982.00, 991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1.00, 985.00, 987.00, 980.00, 991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3.00, 988.00, 988.00, 982.00, 991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2.00, 988.00, 988.00, 982.00, 991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2.00, 987.00, 987.00, 980.00, 991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1.00, 986.00, 987.00, 980.00, 990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1.00, 986.00, 987.00, 979.00, 991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1.00, 984.00, 984.00, 979.00, 990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3.00, 981.00, 984.00, 977.00, 990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2.00, 981.00, 984.00, 978.00, 989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5.00, 981.00, 983.00, 977.00, 989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1.00, 979.00, 980.00, 975.00, 989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5.00, 977.00, 977.00, 972.00, 988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7.00, 978.00, 979.00, 971.00, 987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8.00, 977.00, 978.00, 972.00, 987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8.00, 978.00, 977.00, 970.00, 986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8.00, 983.00, 978.00, 969.00, 987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7.00, 990.00, 981.00, 966.00, 984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6.00, 990.00, 981.00, 967.00, 984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1003.00, 990.00, 985.00, 970.00, 984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9.00, 989.00, 989.00, 974.00, 984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9.00, 989.00, 989.00, 976.00, 985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8.00, 989.00, 990.00, 979.00, 985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6.00, 987.00, 991.00, 986.00, 987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2.00, 987.00, 992.00, 989.00, 994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2.00, 984.00, 992.00, 990.00, 997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1.00, 983.00, 992.00, 990.00, 999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1.00, 983.00, 992.00, 991.00, 1002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0.00, 983.00, 991.00, 992.00, 1004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0.00, 980.00, 989.00, 991.00, 1007.00,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0.00, 980.00, 986.00, 990.00, 1008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1.00, 978.00, 981.00, 984.00, 1008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2.00, 978.00, 980.00, 981.00, 1008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2.00, 979.00, 978.00, 976.00, 1008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2.00, 981.00, 978.00, 970.00, 1008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3.00, 982.00, 978.00, 969.00, 1006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4.00, 983.00, 981.00, 971.00, 1002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4.00, 985.00, 985.00, 975.00, 995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4.00, 986.00, 984.00, 974.00, 993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4.00, 986.00, 984.00, 976.00, 990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4.00, 986.00, 985.00, 977.00, 989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5.00, 988.00, 988.00, 979.00, 990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4.00, 989.00, 987.00, 980.00, 989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5.00, 988.00, 988.00, 980.00, 990.00,<text:s text:c="2"/>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">
            <text:p>995.00, 989.00, 988.00, 980.00, 990.00,<text:s/></text:p>
          </table:table-cell>
          <table:table-cell table:number-columns-repeated="16376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Divine Onyemaechi</meta:initial-creator>
    <dc:creator>Divine Onyemaechi</dc:creator>
    <meta:creation-date>2024-03-25T09:13:59Z</meta:creation-date>
    <dc:date>2024-03-25T09:27:14Z</dc:date>
  </office:meta>
</office:document-meta>
</file>